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color="#bf0041" draw:fill="solid" draw:textarea-vertical-align="middl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985cm" svg:y1="13.954cm" svg:x2="6.08cm" svg:y2="21.193cm">
          <text:p/>
        </draw:line>
        <draw:line draw:style-name="gr2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4.175cm" svg:y2="13.954cm">
          <text:p/>
        </draw:line>
        <draw:frame draw:style-name="gr3" draw:text-style-name="P2" draw:layer="layout" svg:width="0.635cm" svg:height="0.627cm" svg:x="7.858cm" svg:y="15.86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86cm" svg:height="0.627cm" svg:x="4.937cm" svg:y="21.19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607cm" svg:height="0.627cm" svg:x="13.724cm" svg:y="21.19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2" draw:text-style-name="P1" draw:layer="layout" svg:x1="4.175cm" svg:y1="13.954cm" svg:x2="7.985cm" svg:y2="13.954cm">
          <text:p/>
        </draw:line>
        <draw:frame draw:style-name="gr3" draw:text-style-name="P2" draw:layer="layout" svg:width="0.666cm" svg:height="0.627cm" svg:x="8.462cm" svg:y="13.57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603cm" svg:height="0.627cm" svg:x="3.191cm" svg:y="13.57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27T11:16:56.944897730</dc:date>
    <meta:editing-duration>PT2H42M28S</meta:editing-duration>
    <meta:editing-cycles>61</meta:editing-cycles>
    <meta:generator>LibreOffice/6.4.7.2$Linux_X86_64 LibreOffice_project/4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i>D</mi>
    <annotation encoding="StarMath 5.0">D</annotation>
  </semantics>
</math>
</file>

<file path=Object 5/content.xml><?xml version="1.0" encoding="utf-8"?>
<math xmlns="http://www.w3.org/1998/Math/MathML" display="block">
  <semantics>
    <mi>E</mi>
    <annotation encoding="StarMath 5.0">E</annotation>
  </semantics>
</math>
</file>